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3884"/>
    </style:style>
    <style:style style:name="P2" style:family="paragraph" style:parent-style-name="Standard">
      <style:text-properties fo:font-weight="bold" officeooo:rsid="0016f1a6" officeooo:paragraph-rsid="0016f1a6" style:font-weight-asian="bold" style:font-weight-complex="bold"/>
    </style:style>
    <style:style style:name="P3" style:family="paragraph" style:parent-style-name="Standard">
      <style:text-properties fo:font-weight="bold" officeooo:rsid="001a6b61" officeooo:paragraph-rsid="001a6b61" style:font-weight-asian="bold" style:font-weight-complex="bold"/>
    </style:style>
    <style:style style:name="P4" style:family="paragraph" style:parent-style-name="Standard">
      <style:text-properties fo:font-weight="bold" officeooo:rsid="00163884" officeooo:paragraph-rsid="00163884" style:font-weight-asian="bold" style:font-weight-complex="bold"/>
    </style:style>
    <style:style style:name="P5" style:family="paragraph" style:parent-style-name="Standard">
      <style:text-properties fo:font-weight="bold" officeooo:rsid="001b36a1" officeooo:paragraph-rsid="001b36a1" style:font-weight-asian="bold" style:font-weight-complex="bold"/>
    </style:style>
    <style:style style:name="P6" style:family="paragraph" style:parent-style-name="Standard">
      <style:text-properties fo:font-weight="normal" officeooo:rsid="0018eb46" officeooo:paragraph-rsid="0018eb46" style:font-weight-asian="normal" style:font-weight-complex="normal"/>
    </style:style>
    <style:style style:name="P7" style:family="paragraph" style:parent-style-name="Standard">
      <style:text-properties fo:font-weight="normal" officeooo:rsid="001a6b61" officeooo:paragraph-rsid="001a6b61" style:font-weight-asian="normal" style:font-weight-complex="normal"/>
    </style:style>
    <style:style style:name="P8" style:family="paragraph" style:parent-style-name="Standard">
      <style:text-properties fo:font-weight="normal" officeooo:rsid="001aa298" officeooo:paragraph-rsid="001aa298" style:font-weight-asian="normal" style:font-weight-complex="normal"/>
    </style:style>
    <style:style style:name="P9" style:family="paragraph" style:parent-style-name="Standard">
      <style:text-properties fo:font-weight="normal" officeooo:rsid="001b36a1" officeooo:paragraph-rsid="001b36a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aa298" officeooo:paragraph-rsid="001aa29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b36a1" officeooo:paragraph-rsid="001b36a1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1b36a1" officeooo:paragraph-rsid="001b36a1" style:font-weight-asian="normal" style:font-weight-complex="normal"/>
    </style:style>
    <style:style style:name="P13" style:family="paragraph" style:parent-style-name="Standard">
      <style:text-properties fo:font-weight="normal" officeooo:rsid="00200bf5" officeooo:paragraph-rsid="00200bf5" style:font-weight-asian="normal" style:font-weight-complex="normal"/>
    </style:style>
    <style:style style:name="P14" style:family="paragraph" style:parent-style-name="Standard">
      <style:text-properties fo:font-weight="normal" officeooo:rsid="0021135d" officeooo:paragraph-rsid="0021135d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22c606" officeooo:paragraph-rsid="0022c606" style:font-weight-asian="normal" style:font-weight-complex="normal"/>
    </style:style>
    <style:style style:name="P16" style:family="paragraph" style:parent-style-name="Standard">
      <style:text-properties fo:font-weight="normal" officeooo:rsid="0022c606" officeooo:paragraph-rsid="0022c606" style:font-weight-asian="normal" style:font-weight-complex="normal"/>
    </style:style>
    <style:style style:name="P17" style:family="paragraph" style:parent-style-name="Standard">
      <style:text-properties fo:font-weight="normal" officeooo:rsid="0024f73d" officeooo:paragraph-rsid="0024f73d" style:font-weight-asian="normal" style:font-weight-complex="normal"/>
    </style:style>
    <style:style style:name="P18" style:family="paragraph" style:parent-style-name="Standard" style:list-style-name="L8">
      <style:text-properties fo:font-weight="normal" officeooo:rsid="0024f73d" officeooo:paragraph-rsid="0024f73d" style:font-weight-asian="normal" style:font-weight-complex="normal"/>
    </style:style>
    <style:style style:name="P19" style:family="paragraph" style:parent-style-name="Standard">
      <style:text-properties fo:font-weight="normal" officeooo:rsid="00254947" officeooo:paragraph-rsid="00254947" style:font-weight-asian="normal" style:font-weight-complex="normal"/>
    </style:style>
    <style:style style:name="P20" style:family="paragraph" style:parent-style-name="Standard" style:list-style-name="L9">
      <style:text-properties fo:font-weight="normal" officeooo:rsid="00254947" officeooo:paragraph-rsid="00254947" style:font-weight-asian="normal" style:font-weight-complex="normal"/>
    </style:style>
    <style:style style:name="P21" style:family="paragraph" style:parent-style-name="Standard" style:list-style-name="L10">
      <style:text-properties fo:font-weight="normal" officeooo:rsid="00254947" officeooo:paragraph-rsid="00254947" style:font-weight-asian="normal" style:font-weight-complex="normal"/>
    </style:style>
    <style:style style:name="P22" style:family="paragraph" style:parent-style-name="Standard">
      <style:text-properties fo:font-weight="bold" officeooo:rsid="001b36a1" officeooo:paragraph-rsid="001b36a1" style:font-weight-asian="bold" style:font-weight-complex="bold"/>
    </style:style>
    <style:style style:name="P23" style:family="paragraph" style:parent-style-name="Standard">
      <style:text-properties fo:font-weight="bold" officeooo:rsid="00200bf5" officeooo:paragraph-rsid="00200bf5" style:font-weight-asian="bold" style:font-weight-complex="bold"/>
    </style:style>
    <style:style style:name="P24" style:family="paragraph" style:parent-style-name="Standard">
      <style:text-properties fo:font-weight="bold" officeooo:rsid="00200bf5" officeooo:paragraph-rsid="0021135d" style:font-weight-asian="bold" style:font-weight-complex="bold"/>
    </style:style>
    <style:style style:name="P25" style:family="paragraph" style:parent-style-name="Standard">
      <style:text-properties fo:font-weight="bold" officeooo:rsid="0021135d" officeooo:paragraph-rsid="0021135d" style:font-weight-asian="bold" style:font-weight-complex="bold"/>
    </style:style>
    <style:style style:name="P26" style:family="paragraph" style:parent-style-name="Standard">
      <style:text-properties fo:font-weight="bold" officeooo:rsid="0024f73d" officeooo:paragraph-rsid="0024f73d" style:font-weight-asian="bold" style:font-weight-complex="bold"/>
    </style:style>
    <style:style style:name="P27" style:family="paragraph" style:parent-style-name="Standard">
      <style:text-properties fo:font-weight="bold" officeooo:rsid="00254947" officeooo:paragraph-rsid="00254947" style:font-weight-asian="bold" style:font-weight-complex="bold"/>
    </style:style>
    <style:style style:name="P28" style:family="paragraph" style:parent-style-name="Standard" style:list-style-name="L4">
      <style:text-properties officeooo:paragraph-rsid="0021135d"/>
    </style:style>
    <style:style style:name="P29" style:family="paragraph" style:parent-style-name="Standard" style:list-style-name="L5">
      <style:text-properties officeooo:paragraph-rsid="0021135d"/>
    </style:style>
    <style:style style:name="P30" style:family="paragraph" style:parent-style-name="Standard" style:list-style-name="L6">
      <style:text-properties officeooo:paragraph-rsid="0021135d"/>
    </style:style>
    <style:style style:name="P31" style:family="paragraph" style:parent-style-name="Standard" style:list-style-name="L9">
      <style:text-properties officeooo:paragraph-rsid="00254947"/>
    </style:style>
    <style:style style:name="P32" style:family="paragraph" style:parent-style-name="Standard">
      <style:text-properties officeooo:paragraph-rsid="00254947"/>
    </style:style>
    <style:style style:name="P33" style:family="paragraph" style:parent-style-name="Standard" style:list-style-name="L11">
      <style:text-properties officeooo:paragraph-rsid="0018eb46"/>
    </style:style>
    <style:style style:name="P34" style:family="paragraph" style:parent-style-name="Standard">
      <style:text-properties officeooo:paragraph-rsid="00163884"/>
    </style:style>
    <style:style style:name="T1" style:family="text">
      <style:text-properties officeooo:rsid="001638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2dc" style:font-weight-asian="bold" style:font-weight-complex="bold"/>
    </style:style>
    <style:style style:name="T4" style:family="text">
      <style:text-properties fo:font-weight="bold" officeooo:rsid="0021135d" style:font-weight-asian="bold" style:font-weight-complex="bold"/>
    </style:style>
    <style:style style:name="T5" style:family="text">
      <style:text-properties fo:font-weight="bold" officeooo:rsid="0025494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eb46" style:font-weight-asian="normal" style:font-weight-complex="normal"/>
    </style:style>
    <style:style style:name="T8" style:family="text">
      <style:text-properties fo:font-weight="normal" officeooo:rsid="001d945a" style:font-weight-asian="normal" style:font-weight-complex="normal"/>
    </style:style>
    <style:style style:name="T9" style:family="text">
      <style:text-properties fo:font-weight="normal" officeooo:rsid="0021135d" style:font-weight-asian="normal" style:font-weight-complex="normal"/>
    </style:style>
    <style:style style:name="T10" style:family="text">
      <style:text-properties fo:font-weight="normal" officeooo:rsid="00254947" style:font-weight-asian="normal" style:font-weight-complex="normal"/>
    </style:style>
    <style:style style:name="T11" style:family="text">
      <style:text-properties officeooo:rsid="0021135d"/>
    </style:style>
    <style:style style:name="T12" style:family="text">
      <style:text-properties officeooo:rsid="002549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2">O que é Projeto?</text:span><text:line-break/><text:line-break/>- Esforço temporário para gerar algum resultado, produto, ou serviço que seja único.<text:line-break/><text:line-break/><text:span text:style-name="T2">O que é Gestão de projetos </text:span><text:span text:style-name="T3">Tradicional</text:span><text:span text:style-name="T2">?</text:span><text:line-break/><text:line-break/>- É ter foco no planejamento de tudo o que será realizado do início ao fim do projeto.<text:line-break/>- Envolve muita documentação.<text:line-break/>- Mudanças são resistidas e burocratizadas, pois causam custos adicionais e retrabalho.<text:line-break/>- O produto resultado ou serviço é disponibilizado no encerramento do projeto, gera problemas pois,<text:line-break/>é comum o resultado ser diferente do que o cliente imagina.</text:p>
      <text:p text:style-name="P1">- <text:span text:style-name="T1">Maior liberdade para alterar o resultado apenas no começo.</text:span><text:line-break/><text:line-break/>Definição - Planejamento - Execução/ Monitoramento e Controle – Encerramento.</text:p>
      <text:p text:style-name="P1"/>
      <text:p text:style-name="P1"/>
      <text:p text:style-name="P4">Quando é melhor utilizar a metodologia tradicional?</text:p>
      <text:p text:style-name="P1"/>
      <text:p text:style-name="P1">- <text:span text:style-name="T1">Projetos que tendem a não ter mudanças durante a execução.</text:span></text:p>
      <text:p text:style-name="P1"><text:span text:style-name="T1">Ex:. Construção de uma ponte.</text:span><text:line-break/></text:p>
      <text:p text:style-name="P1"/>
      <text:p text:style-name="P2">Gestão Ágil de Projetos</text:p>
      <text:p text:style-name="P2"/>
      <text:list xml:id="list3016478910" text:style-name="L11">
        <text:list-item>
          <text:p text:style-name="P33"><text:span text:style-name="T7">Foco nas </text:span><text:span text:style-name="T8">pessoas</text:span><text:span text:style-name="T7">, tem como objetivo responder a mudanças ao longo do projeto.</text:span></text:p>
        </text:list-item>
        <text:list-item>
          <text:p text:style-name="P33"><text:span text:style-name="T7"><text:s/>Indivíduos são mais importantes do que documentação.</text:span></text:p>
        </text:list-item>
        <text:list-item>
          <text:p text:style-name="P33"><text:span text:style-name="T7"><text:s/>Contato feito várias vezes com o cliente durante o processo de desenvolvimento.</text:span></text:p>
        </text:list-item>
        <text:list-item>
          <text:p text:style-name="P33"><text:span text:style-name="T7"><text:s/>Forma interativa.</text:span></text:p>
        </text:list-item>
        <text:list-item>
          <text:p text:style-name="P33"><text:span text:style-name="T7"><text:s/>Cliente avalia periodicamente o desenvolvimento do projeto.</text:span></text:p>
        </text:list-item>
      </text:list>
      <text:p text:style-name="P6"/>
      <text:p text:style-name="P6"/>
      <text:p text:style-name="P3">O que é e como funciona o SCRUM?</text:p>
      <text:p text:style-name="P3"/>
      <text:p text:style-name="P3">- <text:span text:style-name="T6">É uma metodologia de adaptação, iteratividade, rapidez, flexibilidade e eficiência, projetada para fornecer um valor significativo de forma rápida durante todo o projeto.</text:span></text:p>
      <text:p text:style-name="P7"/>
      <text:list xml:id="list3176156428" text:style-name="L1">
        <text:list-item>
          <text:p text:style-name="P10">Transparência – Toda equipe sabe o que está acontecendo no projeto todo.</text:p>
        </text:list-item>
        <text:list-item>
          <text:p text:style-name="P10">Inspeção – O projeto é o tempo todo inspecionado, para saber se está dentro do planejado.</text:p>
        </text:list-item>
        <text:list-item>
          <text:p text:style-name="P10">Adaptação – Capacidade de se adaptar as mudanças recebidas.</text:p>
        </text:list-item>
      </text:list>
      <text:p text:style-name="P8"/>
      <text:p text:style-name="P8"/>
      <text:p text:style-name="P5">Papéis centrais – <text:s/>Estão comprometidos com o projeto</text:p>
      <text:p text:style-name="P5"/>
      <text:list xml:id="list58196968" text:style-name="L2">
        <text:list-item>
          <text:p text:style-name="P11">Dono do produto </text:p>
        </text:list-item>
        <text:list-item>
          <text:p text:style-name="P11">Scrum master</text:p>
        </text:list-item>
        <text:list-item>
          <text:p text:style-name="P11">Time scrum</text:p>
        </text:list-item>
      </text:list>
      <text:p text:style-name="P5">Papeis não-essenciais - <text:s/>Estão envolvidos com o projeto</text:p>
      <text:p text:style-name="P9"/>
      <text:list xml:id="list342942541" text:style-name="L3">
        <text:list-item>
          <text:p text:style-name="P12">Fornecedores</text:p>
        </text:list-item>
        <text:list-item>
          <text:p text:style-name="P12">Usuários</text:p>
        </text:list-item>
        <text:list-item>
          <text:p text:style-name="P12">Parceiros</text:p>
        </text:list-item>
      </text:list>
      <text:p text:style-name="P24"><text:soft-page-break/>1<text:span text:style-name="T11">° Princípio </text:span></text:p>
      <text:p text:style-name="P24"/>
      <text:list xml:id="list2328100771" text:style-name="L6">
        <text:list-item>
          <text:p text:style-name="P30"><text:span text:style-name="T4">Transparência: </text:span><text:span text:style-name="T9">Gráfico público, Quadro de tarefas.</text:span></text:p>
        </text:list-item>
      </text:list>
      <text:p text:style-name="P24"><text:span text:style-name="T9"/></text:p>
      <text:list xml:id="list1352308909" text:style-name="L5">
        <text:list-item>
          <text:p text:style-name="P29"><text:span text:style-name="T4">Inspeção:</text:span><text:span text:style-name="T9"> Reunião diária, Quadro de tarefas, Backlog visível, Comunicação aberta.</text:span></text:p>
        </text:list-item>
      </text:list>
      <text:p text:style-name="P24"><text:span text:style-name="T9"/></text:p>
      <text:list xml:id="list1785649374" text:style-name="L4">
        <text:list-item>
          <text:p text:style-name="P28"><text:span text:style-name="T4">Adaptação:</text:span><text:span text:style-name="T9"> Ajustes em processos, atualização do backlog, solicitação de mudanças.</text:span></text:p>
        </text:list-item>
      </text:list>
      <text:p text:style-name="P23"/>
      <text:p text:style-name="P25"/>
      <text:p text:style-name="P25">2° Principio</text:p>
      <text:p text:style-name="P25"/>
      <text:p text:style-name="P14"><text:s/>Auto Organização da equipe SCRUM.</text:p>
      <text:p text:style-name="P14"/>
      <text:list xml:id="list4140949560" text:style-name="L7">
        <text:list-item>
          <text:p text:style-name="P15">Eles mesmos executam o trabalho</text:p>
        </text:list-item>
        <text:list-item>
          <text:p text:style-name="P15">Aberto a aprender coisas novas</text:p>
        </text:list-item>
        <text:list-item>
          <text:p text:style-name="P15">Entrega resultados tangíveis</text:p>
        </text:list-item>
        <text:list-item>
          <text:p text:style-name="P15">Proativamente procura trabalho</text:p>
        </text:list-item>
        <text:list-item>
          <text:p text:style-name="P15">Aprendizado continuo</text:p>
        </text:list-item>
      </text:list>
      <text:p text:style-name="P16"/>
      <text:p text:style-name="P26">3° Princípio</text:p>
      <text:p text:style-name="P26"/>
      <text:p text:style-name="P17">Trabalho em equipe.</text:p>
      <text:p text:style-name="P17"/>
      <text:p text:style-name="P26">4° Principio</text:p>
      <text:p text:style-name="P26"/>
      <text:p text:style-name="P17">Priorização baseada em valor.</text:p>
      <text:p text:style-name="P17"/>
      <text:list xml:id="list4218472287" text:style-name="L8">
        <text:list-item>
          <text:p text:style-name="P18">Entrega constante de valor ao cliente.</text:p>
        </text:list-item>
        <text:list-item>
          <text:p text:style-name="P18">Entregar o que for de maior valor primeiro.</text:p>
        </text:list-item>
      </text:list>
      <text:p text:style-name="P17"/>
      <text:p text:style-name="P27">5° Principio</text:p>
      <text:p text:style-name="P27"/>
      <text:p text:style-name="P19">Time-boxing</text:p>
      <text:p text:style-name="P19"/>
      <text:list xml:id="list2477270521" text:style-name="L9">
        <text:list-item>
          <text:p text:style-name="P31"><text:span text:style-name="T10">Reuniões com duração planejada.</text:span></text:p>
        </text:list-item>
        <text:list-item>
          <text:p text:style-name="P20">Tudo no SCRUM tem um tempo planejado.</text:p>
        </text:list-item>
      </text:list>
      <text:p text:style-name="P27"/>
      <text:p text:style-name="P32"><text:span text:style-name="T5">6° Princípio</text:span></text:p>
      <text:p text:style-name="P32"><text:span text:style-name="T5"/></text:p>
      <text:p text:style-name="P19">Iterativo incremental</text:p>
      <text:p text:style-name="P19"/>
      <text:list xml:id="list3408735905" text:style-name="L10">
        <text:list-item>
          <text:p text:style-name="P21">As etapas do SCRUM se repetem sempre até o fim do projeto.</text:p>
          <text:p text:style-name="P21"/>
        </text:list-item>
      </text:list>
      <text:p text:style-name="P17"/>
      <text:p text:style-name="P26"/>
      <text:p text:style-name="P17"/>
      <text:p text:style-name="P14"/>
      <text:p text:style-name="P23"/>
      <text:p text:style-name="P13"/>
      <text:p text:style-name="P5"/>
      <text:list xml:id="list75049927121117" text:continue-list="list342942541" text:style-name="L3">
        <text:list-header>
          <text:p text:style-name="P12"/>
        </text:list-header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20:04:50.858000000</meta:creation-date>
    <dc:date>2019-12-04T07:50:24.879000000</dc:date>
    <meta:editing-duration>PT1H9M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0" meta:word-count="399" meta:character-count="2473" meta:non-whitespace-character-count="2131"/>
  </office:meta>
</office:document-meta>
</file>